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96in" svg:height="3.5421in" svg:x="0.2677in" svg:y="1.128in">
            <draw:object draw:notify-on-update-of-ranges="Sheet1.A3:Sheet1.A6 Sheet1.B2:Sheet1.B2 Sheet1.B3:Sheet1.B6 Sheet1.C2:Sheet1.C2 Sheet1.C3:Sheet1.C6 Sheet1.D2:Sheet1.D2 Sheet1.D3:Sheet1.D6 Sheet1.E2:Sheet1.E2 Sheet1.E3:Sheet1.E6 Sheet1.F2:Sheet1.F2 Sheet1.F3:Sheet1.F6 Sheet1.G2:Sheet1.G2 Sheet1.G3:Sheet1.G6 Sheet1.H2:Sheet1.H2 Sheet1.H3:Sheet1.H6 Sheet1.I2:Sheet1.I2 Sheet1.I3:Sheet1.I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ync1</text:p>
          </table:table-cell>
          <table:table-cell office:value-type="string">
            <text:p>sync2</text:p>
          </table:table-cell>
          <table:table-cell office:value-type="string">
            <text:p>sync4</text:p>
          </table:table-cell>
          <table:table-cell office:value-type="string">
            <text:p>sync8</text:p>
          </table:table-cell>
          <table:table-cell office:value-type="string">
            <text:p>libaio1</text:p>
          </table:table-cell>
          <table:table-cell office:value-type="string">
            <text:p>libaio2</text:p>
          </table:table-cell>
          <table:table-cell office:value-type="string">
            <text:p>libaio4</text:p>
          </table:table-cell>
          <table:table-cell office:value-type="string">
            <text:p>libaio8</text:p>
          </table:table-cell>
        </table:table-row>
        <table:table-row table:style-name="ro1">
          <table:table-cell office:value-type="string">
            <text:p>Seq-write</text:p>
          </table:table-cell>
          <table:table-cell office:value-type="float" office:value="76083">
            <text:p>76083</text:p>
          </table:table-cell>
          <table:table-cell office:value-type="float" office:value="96146">
            <text:p>96146</text:p>
          </table:table-cell>
          <table:table-cell office:value-type="float" office:value="130419">
            <text:p>130419</text:p>
          </table:table-cell>
          <table:table-cell office:value-type="float" office:value="118859">
            <text:p>118859</text:p>
          </table:table-cell>
          <table:table-cell office:value-type="float" office:value="167772">
            <text:p>167772</text:p>
          </table:table-cell>
          <table:table-cell office:value-type="float" office:value="252668">
            <text:p>252668</text:p>
          </table:table-cell>
          <table:table-cell office:value-type="float" office:value="271089">
            <text:p>271089</text:p>
          </table:table-cell>
          <table:table-cell office:value-type="float" office:value="384657">
            <text:p>384657</text:p>
          </table:table-cell>
        </table:table-row>
        <table:table-row table:style-name="ro1">
          <table:table-cell office:value-type="string">
            <text:p>Rand-write</text:p>
          </table:table-cell>
          <table:table-cell office:value-type="float" office:value="58338">
            <text:p>58338</text:p>
          </table:table-cell>
          <table:table-cell office:value-type="float" office:value="103165">
            <text:p>103165</text:p>
          </table:table-cell>
          <table:table-cell office:value-type="float" office:value="89806">
            <text:p>89806</text:p>
          </table:table-cell>
          <table:table-cell office:value-type="float" office:value="107789">
            <text:p>107789</text:p>
          </table:table-cell>
          <table:table-cell office:value-type="float" office:value="137753">
            <text:p>137753</text:p>
          </table:table-cell>
          <table:table-cell office:value-type="float" office:value="222438">
            <text:p>222438</text:p>
          </table:table-cell>
          <table:table-cell office:value-type="float" office:value="262275">
            <text:p>262275</text:p>
          </table:table-cell>
          <table:table-cell office:value-type="float" office:value="229749">
            <text:p>229749</text:p>
          </table:table-cell>
        </table:table-row>
        <table:table-row table:style-name="ro1">
          <table:table-cell office:value-type="string">
            <text:p>Seq-read</text:p>
          </table:table-cell>
          <table:table-cell office:value-type="float" office:value="426597">
            <text:p>426597</text:p>
          </table:table-cell>
          <table:table-cell office:value-type="float" office:value="413802">
            <text:p>413802</text:p>
          </table:table-cell>
          <table:table-cell office:value-type="float" office:value="518583">
            <text:p>518583</text:p>
          </table:table-cell>
          <table:table-cell office:value-type="float" office:value="496484">
            <text:p>496484</text:p>
          </table:table-cell>
          <table:table-cell office:value-type="float" office:value="323634">
            <text:p>323634</text:p>
          </table:table-cell>
          <table:table-cell office:value-type="float" office:value="514007">
            <text:p>514007</text:p>
          </table:table-cell>
          <table:table-cell office:value-type="float" office:value="500274">
            <text:p>500274</text:p>
          </table:table-cell>
          <table:table-cell office:value-type="float" office:value="394795">
            <text:p>394795</text:p>
          </table:table-cell>
        </table:table-row>
        <table:table-row table:style-name="ro1">
          <table:table-cell office:value-type="string">
            <text:p>Rand-read</text:p>
          </table:table-cell>
          <table:table-cell office:value-type="float" office:value="367148">
            <text:p>367148</text:p>
          </table:table-cell>
          <table:table-cell office:value-type="float" office:value="390967">
            <text:p>390967</text:p>
          </table:table-cell>
          <table:table-cell office:value-type="float" office:value="472757">
            <text:p>472757</text:p>
          </table:table-cell>
          <table:table-cell office:value-type="float" office:value="493679">
            <text:p>493679</text:p>
          </table:table-cell>
          <table:table-cell office:value-type="float" office:value="292898">
            <text:p>292898</text:p>
          </table:table-cell>
          <table:table-cell office:value-type="float" office:value="461927">
            <text:p>461927</text:p>
          </table:table-cell>
          <table:table-cell office:value-type="float" office:value="467696">
            <text:p>467696</text:p>
          </table:table-cell>
          <table:table-cell office:value-type="float" office:value="374491">
            <text:p>37449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6">11/16/2012</text:date>, <text:time>15:5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e Bots</meta:initial-creator>
    <meta:creation-date>2012-11-13T20:01:21</meta:creation-date>
    <dc:date>2012-11-16T15:56:58</dc:date>
    <dc:creator>Jane Bots</dc:creator>
    <meta:editing-duration>PT2H46M43S</meta:editing-duration>
    <meta:editing-cycles>4</meta:editing-cycles>
    <meta:generator>LibreOffice/3.4$Linux LibreOffice_project/340m1$Build-602</meta:generator>
    <meta:document-statistic meta:table-count="3" meta:cell-count="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2cm" svg:height="8.998cm" xlink:href=".." xlink:type="simple" chart:class="chart:bar" chart:style-name="ch1">
        <chart:legend chart:legend-position="end" svg:x="14.267cm" svg:y="2.457cm" style:legend-expansion="high" chart:style-name="ch2"/>
        <chart:plot-area chart:style-name="ch3" table:cell-range-address="Sheet1.A2:Sheet1.I6" chart:data-source-has-labels="both" svg:x="0.77cm" svg:y="0.851cm" svg:width="12.858cm" svg:height="7.548cm">
          <chartooo:coordinate-region svg:x="2.132cm" svg:y="1.05cm" svg:width="11.496cm" svg:height="6.702cm"/>
          <chart:axis chart:dimension="x" chart:name="primary-x" chart:style-name="ch4" chartooo:axis-type="auto">
            <chartooo:date-scale/>
            <chart:categories table:cell-range-address="Sheet1.A3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6" chart:label-cell-address="Sheet1.B2:Sheet1.B2" chart:class="chart:bar">
            <chart:data-point chart:repeated="4"/>
          </chart:series>
          <chart:series chart:style-name="ch8" chart:values-cell-range-address="Sheet1.C3:Sheet1.C6" chart:label-cell-address="Sheet1.C2:Sheet1.C2" chart:class="chart:bar">
            <chart:data-point chart:repeated="4"/>
          </chart:series>
          <chart:series chart:style-name="ch9" chart:values-cell-range-address="Sheet1.D3:Sheet1.D6" chart:label-cell-address="Sheet1.D2:Sheet1.D2" chart:class="chart:bar">
            <chart:data-point chart:repeated="4"/>
          </chart:series>
          <chart:series chart:style-name="ch10" chart:values-cell-range-address="Sheet1.E3:Sheet1.E6" chart:label-cell-address="Sheet1.E2:Sheet1.E2" chart:class="chart:bar">
            <chart:data-point chart:repeated="4"/>
          </chart:series>
          <chart:series chart:style-name="ch11" chart:values-cell-range-address="Sheet1.F3:Sheet1.F6" chart:label-cell-address="Sheet1.F2:Sheet1.F2" chart:class="chart:bar">
            <chart:data-point chart:repeated="4"/>
          </chart:series>
          <chart:series chart:style-name="ch12" chart:values-cell-range-address="Sheet1.G3:Sheet1.G6" chart:label-cell-address="Sheet1.G2:Sheet1.G2" chart:class="chart:bar">
            <chart:data-point chart:repeated="4"/>
          </chart:series>
          <chart:series chart:style-name="ch13" chart:values-cell-range-address="Sheet1.H3:Sheet1.H6" chart:label-cell-address="Sheet1.H2:Sheet1.H2" chart:class="chart:bar">
            <chart:data-point chart:repeated="4"/>
          </chart:series>
          <chart:series chart:style-name="ch14" chart:values-cell-range-address="Sheet1.I3:Sheet1.I6" chart:label-cell-address="Sheet1.I2:Sheet1.I2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nc1</text:p>
                <draw:g>
                  <svg:desc>Sheet1.B2:Sheet1.B2</svg:desc>
                </draw:g>
              </table:table-cell>
              <table:table-cell office:value-type="string">
                <text:p>sync2</text:p>
                <draw:g>
                  <svg:desc>Sheet1.C2:Sheet1.C2</svg:desc>
                </draw:g>
              </table:table-cell>
              <table:table-cell office:value-type="string">
                <text:p>sync4</text:p>
                <draw:g>
                  <svg:desc>Sheet1.D2:Sheet1.D2</svg:desc>
                </draw:g>
              </table:table-cell>
              <table:table-cell office:value-type="string">
                <text:p>sync8</text:p>
                <draw:g>
                  <svg:desc>Sheet1.E2:Sheet1.E2</svg:desc>
                </draw:g>
              </table:table-cell>
              <table:table-cell office:value-type="string">
                <text:p>libaio1</text:p>
                <draw:g>
                  <svg:desc>Sheet1.F2:Sheet1.F2</svg:desc>
                </draw:g>
              </table:table-cell>
              <table:table-cell office:value-type="string">
                <text:p>libaio2</text:p>
                <draw:g>
                  <svg:desc>Sheet1.G2:Sheet1.G2</svg:desc>
                </draw:g>
              </table:table-cell>
              <table:table-cell office:value-type="string">
                <text:p>libaio4</text:p>
                <draw:g>
                  <svg:desc>Sheet1.H2:Sheet1.H2</svg:desc>
                </draw:g>
              </table:table-cell>
              <table:table-cell office:value-type="string">
                <text:p>libaio8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q-write</text:p>
                <draw:g>
                  <svg:desc>Sheet1.A3:Sheet1.A6</svg:desc>
                </draw:g>
              </table:table-cell>
              <table:table-cell office:value-type="float" office:value="76083">
                <text:p>76083</text:p>
                <draw:g>
                  <svg:desc>Sheet1.B3:Sheet1.B6</svg:desc>
                </draw:g>
              </table:table-cell>
              <table:table-cell office:value-type="float" office:value="96146">
                <text:p>96146</text:p>
                <draw:g>
                  <svg:desc>Sheet1.C3:Sheet1.C6</svg:desc>
                </draw:g>
              </table:table-cell>
              <table:table-cell office:value-type="float" office:value="130419">
                <text:p>130419</text:p>
                <draw:g>
                  <svg:desc>Sheet1.D3:Sheet1.D6</svg:desc>
                </draw:g>
              </table:table-cell>
              <table:table-cell office:value-type="float" office:value="118859">
                <text:p>118859</text:p>
                <draw:g>
                  <svg:desc>Sheet1.E3:Sheet1.E6</svg:desc>
                </draw:g>
              </table:table-cell>
              <table:table-cell office:value-type="float" office:value="167772">
                <text:p>167772</text:p>
                <draw:g>
                  <svg:desc>Sheet1.F3:Sheet1.F6</svg:desc>
                </draw:g>
              </table:table-cell>
              <table:table-cell office:value-type="float" office:value="252668">
                <text:p>252668</text:p>
                <draw:g>
                  <svg:desc>Sheet1.G3:Sheet1.G6</svg:desc>
                </draw:g>
              </table:table-cell>
              <table:table-cell office:value-type="float" office:value="271089">
                <text:p>271089</text:p>
                <draw:g>
                  <svg:desc>Sheet1.H3:Sheet1.H6</svg:desc>
                </draw:g>
              </table:table-cell>
              <table:table-cell office:value-type="float" office:value="384657">
                <text:p>384657</text:p>
                <draw:g>
                  <svg:desc>Sheet1.I3:Sheet1.I6</svg:desc>
                </draw:g>
              </table:table-cell>
            </table:table-row>
            <table:table-row>
              <table:table-cell office:value-type="string">
                <text:p>Rand-write</text:p>
              </table:table-cell>
              <table:table-cell office:value-type="float" office:value="58338">
                <text:p>58338</text:p>
              </table:table-cell>
              <table:table-cell office:value-type="float" office:value="103165">
                <text:p>103165</text:p>
              </table:table-cell>
              <table:table-cell office:value-type="float" office:value="89806">
                <text:p>89806</text:p>
              </table:table-cell>
              <table:table-cell office:value-type="float" office:value="107789">
                <text:p>107789</text:p>
              </table:table-cell>
              <table:table-cell office:value-type="float" office:value="137753">
                <text:p>137753</text:p>
              </table:table-cell>
              <table:table-cell office:value-type="float" office:value="222438">
                <text:p>222438</text:p>
              </table:table-cell>
              <table:table-cell office:value-type="float" office:value="262275">
                <text:p>262275</text:p>
              </table:table-cell>
              <table:table-cell office:value-type="float" office:value="229749">
                <text:p>229749</text:p>
              </table:table-cell>
            </table:table-row>
            <table:table-row>
              <table:table-cell office:value-type="string">
                <text:p>Seq-read</text:p>
              </table:table-cell>
              <table:table-cell office:value-type="float" office:value="426597">
                <text:p>426597</text:p>
              </table:table-cell>
              <table:table-cell office:value-type="float" office:value="413802">
                <text:p>413802</text:p>
              </table:table-cell>
              <table:table-cell office:value-type="float" office:value="518583">
                <text:p>518583</text:p>
              </table:table-cell>
              <table:table-cell office:value-type="float" office:value="496484">
                <text:p>496484</text:p>
              </table:table-cell>
              <table:table-cell office:value-type="float" office:value="323634">
                <text:p>323634</text:p>
              </table:table-cell>
              <table:table-cell office:value-type="float" office:value="514007">
                <text:p>514007</text:p>
              </table:table-cell>
              <table:table-cell office:value-type="float" office:value="500274">
                <text:p>500274</text:p>
              </table:table-cell>
              <table:table-cell office:value-type="float" office:value="394795">
                <text:p>394795</text:p>
              </table:table-cell>
            </table:table-row>
            <table:table-row>
              <table:table-cell office:value-type="string">
                <text:p>Rand-read</text:p>
              </table:table-cell>
              <table:table-cell office:value-type="float" office:value="367148">
                <text:p>367148</text:p>
              </table:table-cell>
              <table:table-cell office:value-type="float" office:value="390967">
                <text:p>390967</text:p>
              </table:table-cell>
              <table:table-cell office:value-type="float" office:value="472757">
                <text:p>472757</text:p>
              </table:table-cell>
              <table:table-cell office:value-type="float" office:value="493679">
                <text:p>493679</text:p>
              </table:table-cell>
              <table:table-cell office:value-type="float" office:value="292898">
                <text:p>292898</text:p>
              </table:table-cell>
              <table:table-cell office:value-type="float" office:value="461927">
                <text:p>461927</text:p>
              </table:table-cell>
              <table:table-cell office:value-type="float" office:value="467696">
                <text:p>467696</text:p>
              </table:table-cell>
              <table:table-cell office:value-type="float" office:value="374491">
                <text:p>3744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6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